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g>
            <draw:g>
              <draw:frame draw:style-name="gr1" draw:layer="layout" svg:width="7.546cm" svg:height="0.962cm" svg:x="0.3cm" svg:y="0.334cm">
                <draw:text-box>
                  <text:p>Blue Forces Commander</text:p>
                </draw:text-box>
              </draw:frame>
              <draw:frame draw:style-name="gr1" draw:layer="layout" svg:width="6.564cm" svg:height="0.962cm" svg:x="0.791cm" svg:y="3.144cm">
                <draw:text-box>
                  <text:p>Blue Forces Operator</text:p>
                </draw:text-box>
              </draw:frame>
            </draw:g>
            <draw:g>
              <draw:frame draw:style-name="gr1" draw:layer="layout" svg:width="7.618cm" svg:height="0.962cm" svg:x="10.397cm" svg:y="0.334cm">
                <draw:text-box>
                  <text:p>Gold Forces Commander</text:p>
                </draw:text-box>
              </draw:frame>
              <draw:frame draw:style-name="gr1" draw:layer="layout" svg:width="6.636cm" svg:height="0.962cm" svg:x="10.888cm" svg:y="3.144cm">
                <draw:text-box>
                  <text:p>Gold Forces Operator</text:p>
                </draw:text-box>
              </draw:frame>
            </draw:g>
            <draw:frame draw:style-name="gr1" draw:layer="layout" svg:width="2.847cm" svg:height="0.962cm" svg:x="7.752cm" svg:y="6.122cm">
              <draw:text-box>
                <text:p>Weapon</text:p>
              </draw:text-box>
            </draw:frame>
            <draw:line draw:style-name="gr2" draw:text-style-name="P1" draw:layer="layout" svg:x1="4.055cm" svg:y1="1.308cm" svg:x2="4.092cm" svg:y2="3.255cm">
              <text:p/>
            </draw:line>
            <draw:line draw:style-name="gr2" draw:text-style-name="P1" draw:layer="layout" svg:x1="14.242cm" svg:y1="1.308cm" svg:x2="14.279cm" svg:y2="3.255cm">
              <text:p/>
            </draw:line>
            <draw:line draw:style-name="gr2" draw:text-style-name="P1" draw:layer="layout" svg:x1="4.063cm" svg:y1="4.1cm" svg:x2="9.171cm" svg:y2="6.121cm">
              <text:p/>
            </draw:line>
            <draw:line draw:style-name="gr2" draw:text-style-name="P1" draw:layer="layout" svg:x1="14.242cm" svg:y1="4.1cm" svg:x2="9.171cm" svg:y2="6.121cm">
              <text:p/>
            </draw:line>
          </draw:g>
          <draw:frame draw:style-name="gr3" draw:layer="layout" svg:width="2.788cm" svg:height="0.962cm" svg:x="1.196cm" svg:y="1.676cm">
            <draw:text-box>
              <text:p>go/nogo</text:p>
            </draw:text-box>
          </draw:frame>
          <draw:frame draw:style-name="gr3" draw:layer="layout" svg:width="2.788cm" svg:height="0.962cm" svg:x="14.296cm" svg:y="1.676cm">
            <draw:text-box>
              <text:p>go/nogo</text:p>
            </draw:text-box>
          </draw:frame>
          <draw:frame draw:style-name="gr3" draw:layer="layout" svg:width="3.986cm" svg:height="0.962cm" svg:x="2.409cm" svg:y="4.873cm">
            <draw:text-box>
              <text:p>launch/abort</text:p>
            </draw:text-box>
          </draw:frame>
          <draw:frame draw:style-name="gr3" draw:layer="layout" svg:width="3.986cm" svg:height="0.962cm" svg:x="12.109cm" svg:y="4.873cm">
            <draw:text-box>
              <text:p>launch/abort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288cm" fo:page-height="7.3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iu-Kai Chin</meta:initial-creator>
    <meta:creation-date>2011-11-06T14:58:35</meta:creation-date>
    <dc:date>2011-11-06T15:11:08</dc:date>
    <dc:creator>Shiu-Kai Chin</dc:creator>
    <meta:editing-duration>PT12M33S</meta:editing-duration>
    <meta:editing-cycles>1</meta:editing-cycles>
    <meta:document-statistic meta:object-count="17"/>
    <meta:generator>LibreOffice/3.4$Unix LibreOffice_project/340m1$Build-302</meta:generator>
  </office:meta>
</office:document-meta>
</file>